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B000001064A18B25F.png" manifest:media-type="image/png"/>
  <manifest:file-entry manifest:full-path="Pictures/1000000000000253000000B79CBC88A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5.743cm" svg:height="4.842cm" svg:x="4.758cm" svg:y="14.498cm">
          <draw:image xlink:href="Pictures/1000000000000253000000B79CBC88A6.png" xlink:type="simple" xlink:show="embed" xlink:actuate="onLoad">
            <text:p/>
          </draw:image>
        </draw:frame>
        <draw:frame draw:style-name="gr1" draw:text-style-name="P1" draw:layer="layout" svg:width="15.954cm" svg:height="6.932cm" svg:x="5.001cm" svg:y="5.498cm">
          <draw:image xlink:href="Pictures/100000000000025B000001064A18B25F.png" xlink:type="simple" xlink:show="embed" xlink:actuate="onLoad">
            <text:p/>
          </draw:image>
        </draw:frame>
        <draw:line draw:style-name="gr2" draw:text-style-name="P1" draw:layer="layout" svg:x1="19.041cm" svg:y1="8.999cm" svg:x2="13.961cm" svg:y2="14.49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2T14:15:16</meta:creation-date>
    <dc:date>2013-03-12T14:15:57</dc:date>
    <dc:creator>Mikel Aranguren</dc:creator>
    <meta:editing-duration>P0D</meta:editing-duration>
    <meta:editing-cycles>1</meta:editing-cycles>
    <meta:document-statistic meta:object-count="26"/>
    <meta:generator>LibreOffice/3.5$Linux_X86_64 LibreOffice_project/350m1$Build-2</meta:generator>
  </office:meta>
</office:document-meta>
</file>